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 fo:min-height="3.941cm" fo:min-width="6.9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ource Code Pro"/>
    </style:style>
    <style:style style:name="P3" style:family="paragraph">
      <style:text-properties fo:font-size="13pt"/>
    </style:style>
    <style:style style:name="P4" style:family="paragraph">
      <loext:graphic-properties draw:fill="none" draw:fill-color="#ffffff"/>
      <style:text-properties fo:font-size="13pt"/>
    </style:style>
    <style:style style:name="P5" style:family="paragraph">
      <style:text-properties style:font-name="Source Code Pro"/>
    </style:style>
    <style:style style:name="P6" style:family="paragraph">
      <loext:graphic-properties draw:fill="none" draw:fill-color="#ffffff"/>
      <style:text-properties style:font-name="Source Code Pro"/>
    </style:style>
    <style:style style:name="P7" style:family="paragraph">
      <loext:graphic-properties draw:fill="none" draw:fill-color="#ffffff"/>
      <style:text-properties style:font-name="Source Code Pro" fo:font-size="12pt" style:font-size-asian="12pt" style:font-size-complex="12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Source Code Pro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1cm" svg:y="1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2.27cm" svg:y="1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54cm" svg:y="1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81cm" svg:y="1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08cm" svg:y="1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7.35cm" svg:y="1cm">
          <text:p text:style-name="P1">H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26cm" svg:height="0.823cm" svg:x="1.254cm" svg:y="2.27cm">
          <draw:text-box>
            <text:p text:style-name="P3">0</text:p>
          </draw:text-box>
        </draw:frame>
        <draw:frame draw:style-name="gr2" draw:text-style-name="P4" draw:layer="layout" svg:width="0.726cm" svg:height="0.823cm" svg:x="2.524cm" svg:y="2.27cm">
          <draw:text-box>
            <text:p text:style-name="P3">1</text:p>
          </draw:text-box>
        </draw:frame>
        <draw:frame draw:style-name="gr2" draw:text-style-name="P4" draw:layer="layout" svg:width="0.726cm" svg:height="0.823cm" svg:x="3.794cm" svg:y="2.27cm">
          <draw:text-box>
            <text:p text:style-name="P3">2</text:p>
          </draw:text-box>
        </draw:frame>
        <draw:frame draw:style-name="gr2" draw:text-style-name="P4" draw:layer="layout" svg:width="0.726cm" svg:height="0.823cm" svg:x="5.1cm" svg:y="2.27cm">
          <draw:text-box>
            <text:p text:style-name="P3">3</text:p>
          </draw:text-box>
        </draw:frame>
        <draw:frame draw:style-name="gr2" draw:text-style-name="P4" draw:layer="layout" svg:width="0.726cm" svg:height="0.823cm" svg:x="6.37cm" svg:y="2.27cm">
          <draw:text-box>
            <text:p text:style-name="P3">4</text:p>
          </draw:text-box>
        </draw:frame>
        <draw:frame draw:style-name="gr2" draw:text-style-name="P4" draw:layer="layout" svg:width="0.726cm" svg:height="0.823cm" svg:x="7.604cm" svg:y="2.27cm">
          <draw:text-box>
            <text:p text:style-name="P3">5</text:p>
          </draw:text-box>
        </draw:frame>
        <draw:custom-shape draw:style-name="gr1" draw:text-style-name="P2" draw:layer="layout" svg:width="1.27cm" svg:height="1.27cm" svg:x="1cm" svg:y="3.0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cm" svg:y="1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2.27cm" svg:y="3.0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54cm" svg:y="3.0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81cm" svg:y="3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08cm" svg:y="3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7.35cm" svg:y="3.032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931cm" svg:height="1.043cm" svg:x="9.382cm" svg:y="1.127cm">
          <draw:text-box>
            <text:p text:style-name="P5"><text:span text:style-name="T1">pa</text:span><text:span text:style-name="T1">rt</text:span><text:span text:style-name="T1">ic</text:span><text:span text:style-name="T1">le</text:span><text:span text:style-name="T1">s</text:span></text:p>
          </draw:text-box>
        </draw:frame>
        <draw:frame draw:style-name="gr3" draw:text-style-name="P6" draw:layer="layout" svg:width="2.788cm" svg:height="1.043cm" svg:x="9.382cm" svg:y="3.132cm">
          <draw:text-box>
            <text:p text:style-name="P5"><text:span text:style-name="T1">mo</text:span><text:span text:style-name="T1">li</text:span><text:span text:style-name="T1">ds</text:span></text:p>
          </draw:text-box>
        </draw:frame>
        <draw:frame draw:style-name="gr3" draw:text-style-name="P7" draw:layer="layout" svg:width="6.852cm" svg:height="2.896cm" svg:x="1.381cm" svg:y="5.699cm">
          <draw:text-box>
            <text:p><text:span text:style-name="T2">ran</text:span><text:span text:style-name="T2">ge: </text:span><text:span text:style-name="T2">0..</text:span><text:span text:style-name="T2">3</text:span></text:p>
            <text:p><text:span text:style-name="T2">bon</text:span><text:span text:style-name="T2">ds: </text:span><text:span text:style-name="T2">{ (</text:span><text:span text:style-name="T2">0, </text:span><text:span text:style-name="T2">2), </text:span><text:span text:style-name="T2">(1, </text:span><text:span text:style-name="T2">2) </text:span><text:span text:style-name="T2">}</text:span></text:p>
            <text:p><text:span text:style-name="T2">ang</text:span><text:span text:style-name="T2">les</text:span><text:span text:style-name="T2">: { </text:span><text:span text:style-name="T2">(0, </text:span><text:span text:style-name="T2">2, </text:span><text:span text:style-name="T2">1) </text:span><text:span text:style-name="T2">}</text:span></text:p>
            <text:p><text:span text:style-name="T2">dih</text:span><text:span text:style-name="T2">edr</text:span><text:span text:style-name="T2">als</text:span><text:span text:style-name="T2">: </text:span><text:span text:style-name="T2">{}</text:span></text:p>
            <text:p><text:span text:style-name="T2">dis</text:span><text:span text:style-name="T2">tan</text:span><text:span text:style-name="T2">ces</text:span><text:span text:style-name="T2">:</text:span></text:p>
          </draw:text-box>
        </draw:frame>
        <draw:frame draw:style-name="gr3" draw:text-style-name="P7" draw:layer="layout" svg:width="6.852cm" svg:height="2.896cm" svg:x="8.88cm" svg:y="5.699cm">
          <draw:text-box>
            <text:p><text:span text:style-name="T2">ran</text:span><text:span text:style-name="T2">ge: </text:span><text:span text:style-name="T2">3..</text:span><text:span text:style-name="T2">6</text:span></text:p>
            <text:p><text:span text:style-name="T2">bon</text:span><text:span text:style-name="T2">ds: </text:span><text:span text:style-name="T2">{ (</text:span><text:span text:style-name="T2">3, </text:span><text:span text:style-name="T2">4), </text:span><text:span text:style-name="T2">(4, </text:span><text:span text:style-name="T2">5) </text:span><text:span text:style-name="T2">}</text:span></text:p>
            <text:p><text:span text:style-name="T2">ang</text:span><text:span text:style-name="T2">les</text:span><text:span text:style-name="T2">: { </text:span><text:span text:style-name="T2">(3, </text:span><text:span text:style-name="T2">4, </text:span><text:span text:style-name="T2">5) </text:span><text:span text:style-name="T2">}</text:span></text:p>
            <text:p><text:span text:style-name="T2">dih</text:span><text:span text:style-name="T2">edr</text:span><text:span text:style-name="T2">als</text:span><text:span text:style-name="T2">: </text:span><text:span text:style-name="T2">{}</text:span></text:p>
            <text:p><text:span text:style-name="T2">dis</text:span><text:span text:style-name="T2">tan</text:span><text:span text:style-name="T2">ces</text:span><text:span text:style-name="T2">:</text:span></text:p>
          </draw:text-box>
        </draw:frame>
        <draw:custom-shape draw:style-name="gr4" draw:text-style-name="P8" draw:layer="layout" svg:width="7.493cm" svg:height="4.191cm" svg:x="1cm" svg:y="5.5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493cm" svg:height="4.191cm" svg:x="8.493cm" svg:y="5.57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772cm" svg:height="1.838cm" svg:x="4.181cm" svg:y="7.858cm">
          <draw:text-box>
            <text:p text:style-name="P5"><text:span text:style-name="T2">0 </text:span><text:span text:style-name="T2">2 </text:span><text:span text:style-name="T2">1</text:span></text:p>
            <text:p text:style-name="P5"><text:span text:style-name="T2">2 </text:span><text:span text:style-name="T2">0 </text:span><text:span text:style-name="T2">1</text:span></text:p>
            <text:p text:style-name="P5"><text:span text:style-name="T2">1 </text:span><text:span text:style-name="T2">1 </text:span><text:span text:style-name="T2">0</text:span></text:p>
          </draw:text-box>
        </draw:frame>
        <draw:frame draw:style-name="gr3" draw:text-style-name="P7" draw:layer="layout" svg:width="1.772cm" svg:height="1.838cm" svg:x="11.674cm" svg:y="7.858cm">
          <draw:text-box>
            <text:p text:style-name="P5"><text:span text:style-name="T2">0 1 2</text:span></text:p>
            <text:p text:style-name="P5"><text:span text:style-name="T2">1 0 1</text:span></text:p>
            <text:p text:style-name="P5"><text:span text:style-name="T2">2 1 0</text:span></text:p>
          </draw:text-box>
        </draw:frame>
        <draw:frame draw:style-name="gr5" draw:text-style-name="P9" draw:layer="layout" svg:width="14.986cm" svg:height="1.043cm" svg:x="6.461cm" svg:y="9.99cm">
          <draw:text-box>
            <text:p text:style-name="P2"><text:span text:style-name="T1">molec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2:02:27.072034993</meta:creation-date>
    <dc:date>2017-06-08T17:56:06.142234764</dc:date>
    <meta:editing-duration>PT3H2M18S</meta:editing-duration>
    <meta:editing-cycles>7</meta:editing-cycles>
    <meta:generator>LibreOffice/5.3.3.2$Linux_X86_64 LibreOffice_project/30m0$Build-2</meta:generator>
    <meta:document-statistic meta:object-count="28"/>
  </office:meta>
</office:document-meta>
</file>